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2a2b2c" fo:font-size="12pt" style:font-size-asian="12pt" style:font-size-complex="12pt"/>
    </style:style>
    <style:style style:name="P2" style:family="paragraph" style:parent-style-name="Standard">
      <style:paragraph-properties fo:margin-left="12.7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.423cm" fo:line-height="175%" fo:padding="0cm" fo:border="none"/>
    </style:style>
    <style:style style:name="P4" style:family="paragraph" style:parent-style-name="Standard">
      <style:paragraph-properties fo:margin-top="0cm" fo:margin-bottom="0.423cm" fo:line-height="115%" fo:padding="0cm" fo:border="none"/>
      <style:text-properties fo:color="#2a2b2c" fo:font-size="12pt" style:font-size-asian="12pt" style:font-size-complex="12pt"/>
    </style:style>
    <style:style style:name="P5" style:family="paragraph" style:parent-style-name="Standard">
      <style:paragraph-properties fo:margin-top="0.423cm" fo:margin-bottom="0cm" fo:line-height="115%"/>
      <style:text-properties fo:color="#2a2b2c" fo:font-size="12pt" style:font-size-asian="12pt" style:font-size-complex="12pt"/>
    </style:style>
    <style:style style:name="P6" style:family="paragraph" style:parent-style-name="Standard" style:master-page-name="">
      <style:paragraph-properties fo:margin-left="12.7cm" fo:margin-right="-0.609cm" fo:text-align="start" style:justify-single-word="false" fo:text-indent="0cm" style:auto-text-indent="false" style:page-number="auto"/>
    </style:style>
    <style:style style:name="P7" style:family="paragraph" style:parent-style-name="Standard">
      <style:paragraph-properties fo:margin-left="12.7cm" fo:margin-right="-0.609cm" fo:text-align="start" style:justify-single-word="false" fo:text-indent="0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3pt" style:font-size-asian="13pt" style:font-size-complex="13pt"/>
    </style:style>
    <style:style style:name="P9" style:family="paragraph" style:parent-style-name="Standard" style:list-style-name="WWNum1">
      <style:paragraph-properties fo:margin-left="1.27cm" fo:margin-right="0cm" fo:margin-top="0cm" fo:margin-bottom="0cm" fo:line-height="115%" fo:text-indent="-0.635cm" style:auto-text-indent="false" fo:padding="0cm" fo:border="none"/>
      <style:text-properties fo:color="#2a2b2c" fo:font-size="12pt" style:font-size-asian="12pt" style:font-size-complex="12pt"/>
    </style:style>
    <style:style style:name="P10" style:family="paragraph" style:parent-style-name="Standard" style:list-style-name="WWNum1">
      <style:paragraph-properties fo:margin-left="1.27cm" fo:margin-right="0cm" fo:margin-top="0cm" fo:margin-bottom="0.423cm" fo:line-height="115%" fo:text-indent="-0.635cm" style:auto-text-indent="false" fo:padding="0cm" fo:border="none"/>
      <style:text-properties fo:color="#2a2b2c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ояснительная записка к проекту</text:p>
      <text:p text:style-name="P6">Гагарина Алёна</text:p>
      <text:p text:style-name="P7">Гареева София</text:p>
      <text:p text:style-name="P7">Хайтина Александра</text:p>
      <text:p text:style-name="P2"/>
      <text:p text:style-name="P2">Лицей Академии Яндекса</text:p>
      <text:p text:style-name="Standard"/>
      <text:p text:style-name="P5">Большинство людей на Земле играли в различные компьютерные игры. Поэтому наша команда решила создать свою компьютерную игру «Побег из хранилища». Её цель состоит в том, чтобы развлечь игрока красивыми картинками и персонажем, интересным геймплеем. Мы хотим сделать как можно более удобное взаимодействие игрока с приложением. </text:p>
      <text:p text:style-name="P5">Наша игра будет не только веселым времяпровождением, но и развивающим приложением для детей и взрослых. Пользователь сможет усовершенствовать скорость реакции и быстроту мышления во время ее использования.</text:p>
      <text:p text:style-name="P5">Приложение будет реализовывать многоуровневую игру, где главный герой вынужден убегать от врагов и собирать как можно больше монет, при этом оставаясь живым как можно большее время. После проигрыша можно будет посмотреть свои результаты в таблице рекордов. Также мы решили создать специальный секретный уровень в новогодней тематике, что добавит интереса к игре.</text:p>
      <text:p text:style-name="P4">Чтобы добиться этого, будет создано:</text:p>
      <text:list xml:id="list1957685320045802144" text:style-name="WWNum1">
        <text:list-item>
          <text:p text:style-name="P9">Входное окно из которого можно будет попасть на обучение для лучшего понимания игры, в окно с таблицей рекордов, чтобы игрокам было интересно соревноваться между собой, узнать информацию о персонажах и врагах, и начать саму игру.</text:p>
        </text:list-item>
        <text:list-item>
          <text:p text:style-name="P9">Чтобы у игроков не пропадал интерес, будут созданы разные уровни сложности, которые возможно будет выбрать при начале игры.</text:p>
        </text:list-item>
        <text:list-item>
          <text:p text:style-name="P10">Основное окно, где будет проходить игра и которое будет меняться в зависимости от выбранной сложности.</text:p>
        </text:list-item>
      </text:list>
      <text:p text:style-name="P5">Наш проект будет полезен и интересен многим детям и взрослым, которые хотят весело провести время, за счет красивых изображений, возможности соревноваться <text:s/>с другими игроками и легкости самой игры. Наше приложение будет развивать реакцию и скорость, что будет достаточно полезным и в реальной жизни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1-13T17:27:04.82</dc:date>
    <dc:creator>софия </dc:creator>
    <meta:generator>OpenOffice/4.1.2$Win32 OpenOffice.org_project/412m3$Build-9782</meta:generator>
    <meta:editing-duration>PT4H25M15S</meta:editing-duration>
    <meta:editing-cycles>2</meta:editing-cycles>
    <meta:document-statistic meta:table-count="0" meta:image-count="0" meta:object-count="0" meta:page-count="1" meta:paragraph-count="13" meta:word-count="255" meta:character-count="1783"/>
  </office:meta>
</office:document-meta>
</file>